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Helvetica" fo:font-size="10pt" fo:language="en" fo:country="US" fo:background-color="#ffff00" style:font-size-asian="10pt"/>
    </style:style>
    <style:style style:name="P3" style:family="paragraph" style:parent-style-name="Standard">
      <style:text-properties style:font-name="Helvetica" fo:font-size="10pt" fo:language="en" fo:country="US" officeooo:paragraph-rsid="0038eb15" fo:background-color="transparent" style:font-size-asian="10pt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fo:language="en" fo:country="US"/>
    </style:style>
    <style:style style:name="P6" style:family="paragraph" style:parent-style-name="Standard">
      <style:text-properties style:font-name="Courier New" fo:language="en" fo:country="US" style:text-underline-style="solid" style:text-underline-width="auto" style:text-underline-color="font-color"/>
    </style:style>
    <style:style style:name="P7" style:family="paragraph" style:parent-style-name="Standard">
      <style:text-properties style:font-name="Courier New" fo:language="en" fo:country="US" style:text-underline-style="none"/>
    </style:style>
    <style:style style:name="P8" style:family="paragraph" style:parent-style-name="Standard">
      <style:text-properties style:font-name="Courier New" fo:language="en" fo:country="US" style:text-underline-style="none" officeooo:paragraph-rsid="002d62f1"/>
    </style:style>
    <style:style style:name="P9" style:family="paragraph" style:parent-style-name="Standard">
      <style:text-properties style:font-name="Courier New" fo:language="en" fo:country="US" style:text-underline-style="none" officeooo:paragraph-rsid="0038eb15" fo:background-color="transparent"/>
    </style:style>
    <style:style style:name="P10" style:family="paragraph" style:parent-style-name="Standard">
      <style:text-properties style:font-name="Courier New" fo:language="en" fo:country="US" officeooo:paragraph-rsid="00363d7b" fo:background-color="transparent"/>
    </style:style>
    <style:style style:name="P11" style:family="paragraph" style:parent-style-name="Standard">
      <style:text-properties style:font-name="Courier New" fo:language="en" fo:country="US" officeooo:paragraph-rsid="0038eb15" fo:background-color="transparent"/>
    </style:style>
    <style:style style:name="P12" style:family="paragraph" style:parent-style-name="Standard">
      <style:text-properties fo:color="#000000" style:font-name="Courier New" fo:language="en" fo:country="US" style:text-underline-style="none"/>
    </style:style>
    <style:style style:name="P13" style:family="paragraph" style:parent-style-name="Standard">
      <style:text-properties fo:color="#000000" style:text-underline-style="none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officeooo:paragraph-rsid="002d62f1"/>
    </style:style>
    <style:style style:name="P16" style:family="paragraph" style:parent-style-name="Standard">
      <style:text-properties style:text-underline-style="none" officeooo:paragraph-rsid="0038eb15" fo:background-color="transparent"/>
    </style:style>
    <style:style style:name="P17" style:family="paragraph" style:parent-style-name="Standard">
      <style:text-properties officeooo:paragraph-rsid="00363d7b" fo:background-color="transparent"/>
    </style:style>
    <style:style style:name="P18" style:family="paragraph" style:parent-style-name="Standard">
      <style:text-properties officeooo:paragraph-rsid="0037fc3b" fo:background-color="transparent"/>
    </style:style>
    <style:style style:name="P19" style:family="paragraph" style:parent-style-name="Standard">
      <style:text-properties officeooo:paragraph-rsid="0038eb15" fo:background-color="transparent"/>
    </style:style>
    <style:style style:name="P20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2d62f1"/>
    </style:style>
    <style:style style:name="T5" style:family="text">
      <style:text-properties style:font-name="Courier New" fo:language="en" fo:country="US" officeooo:rsid="0010e9a5"/>
    </style:style>
    <style:style style:name="T6" style:family="text">
      <style:text-properties style:font-name="Courier New" fo:language="en" fo:country="US" officeooo:rsid="00187cd5"/>
    </style:style>
    <style:style style:name="T7" style:family="text">
      <style:text-properties style:font-name="Courier New" fo:language="en" fo:country="US" officeooo:rsid="001c5609"/>
    </style:style>
    <style:style style:name="T8" style:family="text">
      <style:text-properties style:font-name="Courier New" fo:language="en" fo:country="US" officeooo:rsid="001afe24"/>
    </style:style>
    <style:style style:name="T9" style:family="text">
      <style:text-properties style:font-name="Courier New" fo:language="en" fo:country="US" officeooo:rsid="00357dad"/>
    </style:style>
    <style:style style:name="T10" style:family="text">
      <style:text-properties fo:color="#0000ff" style:font-name="Courier New" fo:language="en" fo:country="US"/>
    </style:style>
    <style:style style:name="T11" style:family="text">
      <style:text-properties fo:color="#0000ff" style:font-name="Courier New" fo:language="en" fo:country="US" fo:font-weight="bold" style:font-weight-asian="bold"/>
    </style:style>
    <style:style style:name="T12" style:family="text">
      <style:text-properties fo:color="#0000ff" style:font-name="Courier New" fo:language="en" fo:country="US" fo:font-weight="bold" officeooo:rsid="002e4517" style:font-weight-asian="bold"/>
    </style:style>
    <style:style style:name="T13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4" style:family="text">
      <style:text-properties fo:color="#0000ff" style:font-name="Courier New" fo:language="en" fo:country="US" style:text-underline-style="none" fo:font-weight="bold" style:font-weight-asian="bold"/>
    </style:style>
    <style:style style:name="T15" style:family="text">
      <style:text-properties fo:color="#0000ff" style:font-name="Courier New" fo:font-weight="bold" style:font-weight-asian="bold"/>
    </style:style>
    <style:style style:name="T16" style:family="text">
      <style:text-properties fo:color="#0000ff" fo:font-weight="bold" style:font-weight-asian="bold"/>
    </style:style>
    <style:style style:name="T17" style:family="text">
      <style:text-properties fo:color="#0000ff" fo:font-weight="bold" officeooo:rsid="002e4517" style:font-weight-asian="bold" style:font-weight-complex="normal"/>
    </style:style>
    <style:style style:name="T18" style:family="text">
      <style:text-properties fo:color="#0000ff" fo:font-style="normal" fo:font-weight="bold" officeooo:rsid="0029bd7b" style:font-style-asian="normal" style:font-weight-asian="bold" style:font-style-complex="normal"/>
    </style:style>
    <style:style style:name="T19" style:family="text">
      <style:text-properties fo:color="#c0c0c0" style:font-name="Courier New" fo:language="en" fo:country="US"/>
    </style:style>
    <style:style style:name="T20" style:family="text">
      <style:text-properties fo:color="#c0c0c0" style:font-name="Courier New" fo:language="en" fo:country="US" fo:font-style="italic" style:font-style-asian="italic"/>
    </style:style>
    <style:style style:name="T21" style:family="text">
      <style:text-properties fo:color="#c0c0c0" style:font-name="Courier New" fo:language="en" fo:country="US" fo:font-style="italic" style:font-style-asian="italic" style:font-style-complex="italic"/>
    </style:style>
    <style:style style:name="T22" style:family="text">
      <style:text-properties fo:color="#c0c0c0" style:font-name="Courier New" fo:language="en" fo:country="US" fo:font-style="italic" officeooo:rsid="0034347e" style:font-style-asian="italic"/>
    </style:style>
    <style:style style:name="T23" style:family="text">
      <style:text-properties fo:color="#c0c0c0" style:font-name="Courier New" fo:language="en" fo:country="US" fo:font-style="italic" officeooo:rsid="0024ef7d" style:font-style-asian="italic"/>
    </style:style>
    <style:style style:name="T24" style:family="text">
      <style:text-properties fo:color="#c0c0c0" style:font-name="Courier New" fo:language="en" fo:country="US" fo:font-style="italic" style:text-underline-style="none" style:font-style-asian="italic"/>
    </style:style>
    <style:style style:name="T25" style:family="text">
      <style:text-properties fo:color="#c0c0c0" style:font-name="Courier New" fo:font-style="italic" style:font-style-asian="italic"/>
    </style:style>
    <style:style style:name="T26" style:family="text">
      <style:text-properties fo:color="#c0c0c0" fo:font-style="italic" style:font-style-asian="italic"/>
    </style:style>
    <style:style style:name="T27" style:family="text">
      <style:text-properties fo:color="#c0c0c0" fo:font-style="italic" officeooo:rsid="0029bd7b" style:font-style-asian="italic" style:font-style-complex="normal"/>
    </style:style>
    <style:style style:name="T28" style:family="text">
      <style:text-properties fo:color="#c0c0c0" fo:font-style="italic" officeooo:rsid="0024ef7d" style:font-style-asian="italic" style:font-style-complex="normal"/>
    </style:style>
    <style:style style:name="T29" style:family="text">
      <style:text-properties fo:color="#000000"/>
    </style:style>
    <style:style style:name="T30" style:family="text">
      <style:text-properties fo:color="#000000" style:font-name="Courier New"/>
    </style:style>
    <style:style style:name="T31" style:family="text">
      <style:text-properties fo:color="#000000" style:font-name="Courier New" fo:language="en" fo:country="US"/>
    </style:style>
    <style:style style:name="T32" style:family="text">
      <style:text-properties fo:color="#000000" style:font-name="Courier New" fo:language="en" fo:country="US" fo:font-weight="bold" style:font-weight-asian="bold"/>
    </style:style>
    <style:style style:name="T33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34" style:family="text">
      <style:text-properties fo:color="#000000" style:font-name="Courier New" fo:language="en" fo:country="US" fo:font-weight="normal" officeooo:rsid="003171ec" style:font-weight-asian="normal" style:font-weight-complex="normal"/>
    </style:style>
    <style:style style:name="T35" style:family="text">
      <style:text-properties fo:color="#000000" style:font-name="Courier New" fo:language="en" fo:country="US" fo:font-style="normal" officeooo:rsid="003482ce" style:font-style-asian="normal" style:font-style-complex="normal"/>
    </style:style>
    <style:style style:name="T36" style:family="text">
      <style:text-properties fo:color="#000000" style:font-name="Courier New" fo:font-weight="bold" style:font-weight-asian="bold"/>
    </style:style>
    <style:style style:name="T37" style:family="text">
      <style:text-properties fo:color="#000000" officeooo:rsid="0010e9a5"/>
    </style:style>
    <style:style style:name="T38" style:family="text">
      <style:text-properties fo:color="#000000" fo:font-weight="normal" officeooo:rsid="002e4517" style:font-weight-asian="normal" style:font-weight-complex="normal"/>
    </style:style>
    <style:style style:name="T39" style:family="text">
      <style:text-properties fo:color="#000000" fo:font-weight="normal" officeooo:rsid="00301240" style:font-weight-asian="normal" style:font-weight-complex="normal"/>
    </style:style>
    <style:style style:name="T40" style:family="text">
      <style:text-properties fo:color="#000000" fo:font-style="normal" officeooo:rsid="0029bd7b" style:font-style-asian="normal" style:font-style-complex="normal"/>
    </style:style>
    <style:style style:name="T41" style:family="text">
      <style:text-properties fo:color="#b2b2b2" style:font-name="Courier New" fo:language="en" fo:country="US" fo:font-style="italic" style:font-style-asian="italic"/>
    </style:style>
    <style:style style:name="T42" style:family="text">
      <style:text-properties fo:color="#b2b2b2" style:font-name="Courier New" fo:language="en" fo:country="US" fo:font-style="italic" style:font-style-asian="italic" style:font-style-complex="italic"/>
    </style:style>
    <style:style style:name="T43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44" style:family="text">
      <style:text-properties fo:color="#b2b2b2" fo:font-style="italic" fo:font-weight="normal" officeooo:rsid="002e4517" style:font-style-asian="italic" style:font-weight-asian="normal" style:font-style-complex="italic" style:font-weight-complex="normal"/>
    </style:style>
    <style:style style:name="T45" style:family="text">
      <style:text-properties officeooo:rsid="00187cd5"/>
    </style:style>
    <style:style style:name="T46" style:family="text">
      <style:text-properties officeooo:rsid="001c8f41"/>
    </style:style>
    <style:style style:name="T47" style:family="text">
      <style:text-properties fo:color="#111111" style:font-name="Courier New" fo:language="en" fo:country="US" fo:font-style="normal" officeooo:rsid="002db6ae" style:font-style-asian="normal" style:font-style-complex="normal"/>
    </style:style>
    <style:style style:name="T48" style:family="text">
      <style:text-properties officeooo:rsid="0038e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havior_annex ::=</text:p>
      <text:p text:style-name="Standard"><text:span text:style-name="T2"><text:s text:c="2"/>[ </text:span><text:span text:style-name="T11">variables</text:span><text:span text:style-name="T2"> { behavior_variable }+ ]</text:span></text:p>
      <text:p text:style-name="Standard"><text:span text:style-name="T2"><text:s text:c="2"/>[ </text:span><text:span text:style-name="T11">states</text:span><text:span text:style-name="T2"> { behavior_state }+ ]</text:span></text:p>
      <text:p text:style-name="Standard"><text:span text:style-name="T2"><text:s text:c="2"/>[ </text:span><text:span text:style-name="T11">transitions</text:span><text:span text:style-name="T2"> { behavior_transition }+ ]</text:span></text:p>
      <text:p text:style-name="P2"/>
      <text:p text:style-name="P5">behavior_variable ::= </text:p>
      <text:p text:style-name="Standard"><text:span text:style-name="T2"><text:s text:c="2"/></text:span><text:span text:style-name="T20">local_variable_</text:span><text:span text:style-name="T2">declarator { </text:span><text:span text:style-name="T11">,</text:span><text:span text:style-name="T2"> </text:span><text:span text:style-name="T20">local_variable_</text:span><text:span text:style-name="T2">declarator }* </text:span></text:p>
      <text:p text:style-name="Standard"><text:span text:style-name="T2"><text:s text:c="2"/></text:span><text:span text:style-name="T15">:</text:span><text:span text:style-name="T1"> </text:span><text:span text:style-name="T25">data_</text:span><text:span text:style-name="T1">unique_component_classifier_reference </text:span><text:span text:style-name="T15">;</text:span></text:p>
      <text:p text:style-name="P1"/>
      <text:p text:style-name="P4">unique_component_classifier_reference ::= </text:p>
      <text:p text:style-name="Standard"><text:span text:style-name="T1"><text:s text:c="2"/>{ </text:span><text:span text:style-name="T25">package_</text:span><text:span text:style-name="T1">identifier </text:span><text:span text:style-name="T15">::</text:span><text:span text:style-name="T1"> }* </text:span><text:span text:style-name="T25">component_type_</text:span><text:span text:style-name="T1">identifier</text:span></text:p>
      <text:p text:style-name="Standard"><text:span text:style-name="T1"><text:s text:c="2"/>[ </text:span><text:span text:style-name="T15">.</text:span><text:span text:style-name="T1"> </text:span><text:span text:style-name="T25">component_implementation_</text:span><text:span text:style-name="T1">identifier ]</text:span></text:p>
      <text:p text:style-name="P1"/>
      <text:p text:style-name="P5">behavior_state ::=</text:p>
      <text:p text:style-name="Standard"><text:span text:style-name="T2"><text:s text:c="2"/></text:span><text:span text:style-name="T20">behavior_state_</text:span><text:span text:style-name="T2">identifier { </text:span><text:span text:style-name="T11">,</text:span><text:span text:style-name="T2"> </text:span><text:span text:style-name="T20">behavior_state_</text:span><text:span text:style-name="T2">identifier }* </text:span></text:p>
      <text:p text:style-name="Standard"><text:span text:style-name="T2"><text:s text:c="2"/></text:span><text:span text:style-name="T11">:</text:span><text:span text:style-name="T2"> behavior_state_kind </text:span><text:span text:style-name="T11">state ;</text:span></text:p>
      <text:p text:style-name="P1"/>
      <text:p text:style-name="P5">behavior_state_kind ::=</text:p>
      <text:p text:style-name="Standard"><text:span text:style-name="T2"><text:s text:c="2"/>[ </text:span><text:span text:style-name="T11">initial</text:span><text:span text:style-name="T2"> ][ </text:span><text:span text:style-name="T11">complete</text:span><text:span text:style-name="T2"> ][ </text:span><text:span text:style-name="T11">final</text:span><text:span text:style-name="T2"> ]</text:span></text:p>
      <text:p text:style-name="P1"/>
      <text:p text:style-name="P5">behavior_transition ::=</text:p>
      <text:p text:style-name="Standard"><text:span text:style-name="T2"><text:s text:c="2"/>[ </text:span><text:span text:style-name="T20">transition_</text:span><text:span text:style-name="T2">identifier [ </text:span><text:span text:style-name="T11">[</text:span><text:span text:style-name="T2"> behavior_transition_priority </text:span><text:span text:style-name="T11">]</text:span><text:span text:style-name="T2"> ] </text:span><text:span text:style-name="T11">:</text:span><text:span text:style-name="T2"> ]</text:span></text:p>
      <text:p text:style-name="Standard"><text:span text:style-name="T2"><text:s text:c="2"/></text:span><text:span text:style-name="T20">source_state_</text:span><text:span text:style-name="T2">identifier { , </text:span><text:span text:style-name="T20">source_state_</text:span><text:span text:style-name="T2">identifier }* </text:span></text:p>
      <text:p text:style-name="Standard"><text:span text:style-name="T2"><text:s text:c="2"/></text:span><text:span text:style-name="T11">-[</text:span><text:span text:style-name="T2"> behavior_condition </text:span><text:span text:style-name="T11">]-&gt;</text:span></text:p>
      <text:p text:style-name="Standard"><text:span text:style-name="T2"><text:s text:c="2"/></text:span><text:span text:style-name="T20">destination_state_</text:span><text:span text:style-name="T2">identifier [ behavior_action_block ] </text:span><text:span text:style-name="T11">;</text:span></text:p>
      <text:p text:style-name="P1"/>
      <text:p text:style-name="P5">behavior_transition_priority ::=</text:p>
      <text:p text:style-name="P5"><text:s text:c="2"/>numeral</text:p>
      <text:p text:style-name="P1"/>
      <text:p text:style-name="P5">behavior_condition ::= </text:p>
      <text:p text:style-name="P5"><text:s text:c="2"/>dispatch_condition</text:p>
      <text:p text:style-name="P5">| execute_condition</text:p>
      <text:p text:style-name="P1"/>
      <text:p text:style-name="P5">execute_condition ::=</text:p>
      <text:p text:style-name="Standard"><text:span text:style-name="T2"><text:s text:c="2"/>[ </text:span><text:span text:style-name="T20">logical_</text:span><text:span text:style-name="T2">value_expression | </text:span><text:span text:style-name="T20">behavior_action_block_</text:span><text:span text:style-name="T2">timeout_catch | </text:span><text:span text:style-name="T11">otherwise</text:span><text:span text:style-name="T2"> ]</text:span></text:p>
      <text:p text:style-name="P5"><text:soft-page-break/>timeout_catch ::=</text:p>
      <text:p text:style-name="Standard"><text:span text:style-name="T2"><text:s text:c="2"/></text:span><text:span text:style-name="T11">timeout</text:span></text:p>
      <text:p text:style-name="P1"/>
      <text:p text:style-name="P5">declarator ::= identifier { array_size }*</text:p>
      <text:p text:style-name="P1"/>
      <text:p text:style-name="Standard"><text:span text:style-name="T2">array_size :: </text:span><text:span text:style-name="T11">[</text:span><text:span text:style-name="T2"> </text:span><text:span text:style-name="T41">integer_</text:span><text:span text:style-name="T2">value_constant </text:span><text:span text:style-name="T11">]</text:span></text:p>
      <text:p text:style-name="P1"/>
      <text:p text:style-name="P5">dispatch_condition ::= </text:p>
      <text:p text:style-name="Standard"><text:span text:style-name="T2"><text:s text:c="2"/></text:span><text:span text:style-name="T11">on dispatch</text:span><text:span text:style-name="T2"> [ dispatch_trigger_condition ] [ </text:span><text:span text:style-name="T11">frozen</text:span><text:span text:style-name="T2"> frozen_ports ]</text:span></text:p>
      <text:p text:style-name="P1"/>
      <text:p text:style-name="P5">dispatch_trigger_condition ::=</text:p>
      <text:p text:style-name="P5"><text:s text:c="2"/>dispatch_trigger_logical_expression</text:p>
      <text:p text:style-name="P13"><text:span text:style-name="T2">| </text:span><text:span text:style-name="T41">provides_subprogram_access_</text:span><text:span text:style-name="T2">name</text:span></text:p>
      <text:p text:style-name="Standard"><text:span text:style-name="T2">| </text:span><text:span text:style-name="T11">stop</text:span></text:p>
      <text:p text:style-name="P5">| completion_relative_timeout_condition_and_catch</text:p>
      <text:p text:style-name="P5">| dispatch_relative_timeout_catch</text:p>
      <text:p text:style-name="P1"/>
      <text:p text:style-name="P5">dispatch_trigger_logical_expression ::=</text:p>
      <text:p text:style-name="Standard"><text:span text:style-name="T2"><text:s text:c="2"/>dispatch_conjunction { </text:span><text:span text:style-name="T11">or</text:span><text:span text:style-name="T2"> dispatch_conjunction }*</text:span></text:p>
      <text:p text:style-name="P5"><text:s text:c="2"/></text:p>
      <text:p text:style-name="P5">dispatch_conjunction ::=</text:p>
      <text:p text:style-name="Standard"><text:span text:style-name="T2"><text:s text:c="2"/>dispatch_trigger { </text:span><text:span text:style-name="T11">and</text:span><text:span text:style-name="T2"> dispatch_trigger }*</text:span></text:p>
      <text:p text:style-name="P5"><text:s text:c="2"/></text:p>
      <text:p text:style-name="P5">completion_relative_timeout_condition_and_catch ::=</text:p>
      <text:p text:style-name="Standard"><text:span text:style-name="T2"><text:s text:c="2"/></text:span><text:span text:style-name="T11">timeout</text:span><text:span text:style-name="T2"> behavior_time</text:span></text:p>
      <text:p text:style-name="P5"><text:s text:c="2"/></text:p>
      <text:p text:style-name="P5">dispatch_relative_timeout_catch ::=</text:p>
      <text:p text:style-name="Standard"><text:span text:style-name="T2"><text:s text:c="2"/></text:span><text:span text:style-name="T11">timeout</text:span></text:p>
      <text:p text:style-name="P5"><text:s text:c="2"/></text:p>
      <text:p text:style-name="P5">dispatch_trigger ::=</text:p>
      <text:p text:style-name="P13"><text:span text:style-name="T2"><text:s text:c="2"/></text:span><text:span text:style-name="T41">in_event_port_</text:span><text:span text:style-name="T2">name</text:span></text:p>
      <text:p text:style-name="P13"><text:span text:style-name="T2">| </text:span><text:span text:style-name="T41">in_event_data_port_</text:span><text:span text:style-name="T2">name</text:span></text:p>
      <text:p text:style-name="P1"/>
      <text:p text:style-name="P5">frozen_ports ::=</text:p>
      <text:p text:style-name="P14"><text:span text:style-name="T2"><text:s text:c="2"/></text:span><text:span text:style-name="T20">in_port_</text:span><text:span text:style-name="T2">name { </text:span><text:span text:style-name="T11">,</text:span><text:span text:style-name="T2"> </text:span><text:span text:style-name="T20">in_port_</text:span><text:span text:style-name="T2">name }*</text:span></text:p>
      <text:p text:style-name="P5"><text:soft-page-break/>behavior_action_block ::=</text:p>
      <text:p text:style-name="Standard"><text:span text:style-name="T2"><text:s text:c="2"/></text:span><text:span text:style-name="T11">{</text:span><text:span text:style-name="T2"> behavior_actions </text:span><text:span text:style-name="T11">}</text:span><text:span text:style-name="T2"> [ </text:span><text:span text:style-name="T11">timeout</text:span><text:span text:style-name="T2"> behavior_time ]</text:span></text:p>
      <text:p text:style-name="P1"/>
      <text:p text:style-name="P5">behavior_actions ::=</text:p>
      <text:p text:style-name="P5"><text:s text:c="2"/>behavior_action</text:p>
      <text:p text:style-name="P5">| behavior_action_sequence</text:p>
      <text:p text:style-name="P5">| behavior_action_set</text:p>
      <text:p text:style-name="P1"/>
      <text:p text:style-name="P5">behavior_action_sequence ::=</text:p>
      <text:p text:style-name="Standard"><text:span text:style-name="T2"><text:s text:c="2"/>behavior_action { </text:span><text:span text:style-name="T11">;</text:span><text:span text:style-name="T2"> behavior_action }+</text:span></text:p>
      <text:p text:style-name="P1"/>
      <text:p text:style-name="P5">behavior_action_set ::=</text:p>
      <text:p text:style-name="Standard"><text:span text:style-name="T2"><text:s text:c="2"/>behavior_action { </text:span><text:span text:style-name="T11">&amp;</text:span><text:span text:style-name="T2"> behavior_action }+ </text:span></text:p>
      <text:p text:style-name="P1"/>
      <text:p text:style-name="P5">behavior_action ::=</text:p>
      <text:p text:style-name="P5"><text:s text:c="2"/>basic_action </text:p>
      <text:p text:style-name="P5">| behavior_action_block</text:p>
      <text:p text:style-name="Standard"><text:span text:style-name="T2">| </text:span><text:span text:style-name="T11">if</text:span><text:span text:style-name="T2"> </text:span><text:span text:style-name="T11">(</text:span><text:span text:style-name="T2"> </text:span><text:span text:style-name="T20">logical_</text:span><text:span text:style-name="T2">value_expression </text:span><text:span text:style-name="T11">)</text:span><text:span text:style-name="T2"> behavior_actions</text:span></text:p>
      <text:p text:style-name="Standard"><text:span text:style-name="T2"><text:s text:c="2"/>{ </text:span><text:span text:style-name="T11">elsif</text:span><text:span text:style-name="T2"> </text:span><text:span text:style-name="T11">(</text:span><text:span text:style-name="T2"> </text:span><text:span text:style-name="T20">logical_</text:span><text:span text:style-name="T2">value_expression </text:span><text:span text:style-name="T11">)</text:span><text:span text:style-name="T2"> behavior_actions }*</text:span></text:p>
      <text:p text:style-name="Standard"><text:span text:style-name="T2"><text:s text:c="2"/>[ </text:span><text:span text:style-name="T11">else</text:span><text:span text:style-name="T2"> behavior_actions ] <text:s text:c="2"/></text:span></text:p>
      <text:p text:style-name="Standard"><text:span text:style-name="T2"><text:s text:c="2"/></text:span><text:span text:style-name="T11">end if </text:span></text:p>
      <text:p text:style-name="Standard"><text:span text:style-name="T2">| </text:span><text:span text:style-name="T11">for</text:span><text:span text:style-name="T2"> </text:span><text:span text:style-name="T11">(</text:span><text:span text:style-name="T2"> </text:span></text:p>
      <text:p text:style-name="Standard"><text:span text:style-name="T2"><text:s text:c="2"/></text:span><text:span text:style-name="T20">element_</text:span><text:span text:style-name="T2">identifier </text:span><text:span text:style-name="T11">:</text:span><text:span text:style-name="T2"> </text:span><text:span text:style-name="T20">data_</text:span><text:span text:style-name="T2">unique_component_classifier_reference</text:span></text:p>
      <text:p text:style-name="Standard"><text:span text:style-name="T2"><text:s text:c="2"/></text:span><text:span text:style-name="T11">in</text:span><text:span text:style-name="T2"> element_values </text:span><text:span text:style-name="T11">)</text:span><text:span text:style-name="T2"> </text:span><text:span text:style-name="T11">{</text:span><text:span text:style-name="T2"> behavior_actions </text:span><text:span text:style-name="T11">}</text:span></text:p>
      <text:p text:style-name="Standard"><text:span text:style-name="T2">| </text:span><text:span text:style-name="T11">forall</text:span><text:span text:style-name="T2"> </text:span><text:span text:style-name="T11">(</text:span><text:span text:style-name="T2"> </text:span></text:p>
      <text:p text:style-name="Standard"><text:span text:style-name="T2"><text:s text:c="2"/></text:span><text:span text:style-name="T20">element_</text:span><text:span text:style-name="T2">identifier </text:span><text:span text:style-name="T11">:</text:span><text:span text:style-name="T2"> </text:span><text:span text:style-name="T20">data_</text:span><text:span text:style-name="T2">unique_component_classifier_reference</text:span></text:p>
      <text:p text:style-name="Standard"><text:span text:style-name="T2"><text:s text:c="2"/></text:span><text:span text:style-name="T11">in</text:span><text:span text:style-name="T2"> element_values </text:span><text:span text:style-name="T11">)</text:span><text:span text:style-name="T2"> </text:span><text:span text:style-name="T11">{</text:span><text:span text:style-name="T2"> behavior_actions </text:span><text:span text:style-name="T11">}</text:span></text:p>
      <text:p text:style-name="Standard"><text:span text:style-name="T2">| </text:span><text:span text:style-name="T11">while</text:span><text:span text:style-name="T2"> </text:span><text:span text:style-name="T11">(</text:span><text:span text:style-name="T2"> </text:span><text:span text:style-name="T20">logical_</text:span><text:span text:style-name="T2">value_expression </text:span><text:span text:style-name="T11">)</text:span><text:span text:style-name="T2"> </text:span><text:span text:style-name="T11">{</text:span><text:span text:style-name="T2"> behavior_actions </text:span><text:span text:style-name="T11">}</text:span></text:p>
      <text:p text:style-name="Standard"><text:span text:style-name="T2">| </text:span><text:span text:style-name="T11">do</text:span><text:span text:style-name="T2"> behavior_actions </text:span><text:span text:style-name="T11">until</text:span><text:span text:style-name="T2"> </text:span><text:span text:style-name="T11">(</text:span><text:span text:style-name="T2"> </text:span><text:span text:style-name="T20">logical_</text:span><text:span text:style-name="T2">value_expression </text:span><text:span text:style-name="T11">)</text:span></text:p>
      <text:p text:style-name="P1"/>
      <text:p text:style-name="P5">element_values ::=</text:p>
      <text:p text:style-name="P5"><text:s text:c="2"/>integer_range</text:p>
      <text:p text:style-name="Standard"><text:span text:style-name="T2">| </text:span><text:span text:style-name="T20">event_data_port_</text:span><text:span text:style-name="T2">name</text:span></text:p>
      <text:p text:style-name="Standard"><text:span text:style-name="T2">| </text:span><text:span text:style-name="T20">array_</text:span><text:span text:style-name="T31">data_</text:span><text:span text:style-name="T2">component_reference</text:span></text:p>
      <text:p text:style-name="P1"/>
      <text:p text:style-name="P5"><text:soft-page-break/>basic_action ::=</text:p>
      <text:p text:style-name="P5"><text:s text:c="2"/>assignment_action</text:p>
      <text:p text:style-name="P5">| communication_action</text:p>
      <text:p text:style-name="P5">| timed_action</text:p>
      <text:p text:style-name="P1"/>
      <text:p text:style-name="P5">assignment_action ::= </text:p>
      <text:p text:style-name="Standard"><text:span text:style-name="T2"><text:s text:c="2"/>target </text:span><text:span text:style-name="T11">:=</text:span><text:span text:style-name="T2"> ( value_expression | </text:span><text:span text:style-name="T11">any</text:span><text:span text:style-name="T2"> )</text:span></text:p>
      <text:p text:style-name="P1"/>
      <text:p text:style-name="P5">target ::= </text:p>
      <text:p text:style-name="Standard"><text:span text:style-name="T2">| </text:span><text:span text:style-name="T20">outgoing_port_</text:span><text:span text:style-name="T2">name </text:span></text:p>
      <text:p text:style-name="P14"><text:span text:style-name="T2">| </text:span><text:span text:style-name="T20">outgoing_</text:span><text:span text:style-name="T31">subprogram_parameter</text:span><text:span text:style-name="T2"> </text:span></text:p>
      <text:p text:style-name="Standard"><text:span text:style-name="T2">| </text:span><text:span text:style-name="T31">data_</text:span><text:span text:style-name="T2">component_reference</text:span></text:p>
      <text:p text:style-name="P14"><text:span text:style-name="T2">| </text:span><text:span text:style-name="T21">outgoing_port_prototype_</text:span><text:span text:style-name="T2">name</text:span></text:p>
      <text:p text:style-name="P1"/>
      <text:p text:style-name="P5">communication_action ::= </text:p>
      <text:p text:style-name="Standard"><text:span text:style-name="T2"><text:s text:c="2"/></text:span><text:span text:style-name="T20">subprogram_prototype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0">requir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0">subprogram_subcomponent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0">subprogram_</text:span><text:span text:style-name="T2">unique_component_classifier_referenc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0">output_port_</text:span><text:span text:style-name="T2">name </text:span><text:span text:style-name="T11">!</text:span><text:span text:style-name="T2"> [ </text:span><text:span text:style-name="T11">(</text:span><text:span text:style-name="T2"> value_expression </text:span><text:span text:style-name="T11">)</text:span><text:span text:style-name="T2"> ]</text:span></text:p>
      <text:p text:style-name="Standard"><text:span text:style-name="T2">| </text:span><text:span text:style-name="T20">input_port_</text:span><text:span text:style-name="T2">name </text:span><text:span text:style-name="T11">&gt;&gt;</text:span></text:p>
      <text:p text:style-name="Standard"><text:span text:style-name="T2">| </text:span><text:span text:style-name="T20">input_port_</text:span><text:span text:style-name="T2">name </text:span><text:span text:style-name="T11">?</text:span><text:span text:style-name="T2"> [ </text:span><text:span text:style-name="T11">(</text:span><text:span text:style-name="T2"> target </text:span><text:span text:style-name="T11">)</text:span><text:span text:style-name="T2"> ]</text:span></text:p>
      <text:p text:style-name="Standard"><text:span text:style-name="T2">| </text:span><text:span text:style-name="T20">required_data_access_</text:span><text:span text:style-name="T2">name </text:span><text:span text:style-name="T11">!&lt;</text:span></text:p>
      <text:p text:style-name="Standard"><text:span text:style-name="T2">| </text:span><text:span text:style-name="T20">required_data_access_</text:span><text:span text:style-name="T2">name </text:span><text:span text:style-name="T11">!&gt;</text:span></text:p>
      <text:p text:style-name="Standard"><text:span text:style-name="T2">| </text:span><text:span text:style-name="T20">required_data_access_</text:span><text:span text:style-name="T2">name </text:span><text:span text:style-name="T10">.</text:span><text:span text:style-name="T2"> </text:span><text:span text:style-name="T20">provid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P18"><text:span text:style-name="T2">| </text:span><text:span text:style-name="T20">data_subcomponent_</text:span><text:span text:style-name="T2">name </text:span><text:span text:style-name="T10">.</text:span><text:span text:style-name="T2"> </text:span><text:span text:style-name="T20">provid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P18"><text:span text:style-name="T2">| </text:span><text:span text:style-name="T20">local_variable_</text:span><text:span text:style-name="T2">name </text:span><text:span text:style-name="T10">.</text:span><text:span text:style-name="T2"> </text:span><text:span text:style-name="T20">provid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11">*!&lt;</text:span></text:p>
      <text:p text:style-name="Standard"><text:span text:style-name="T2">| </text:span><text:span text:style-name="T11">*!&gt;</text:span></text:p>
      <text:p text:style-name="P1"/>
      <text:p text:style-name="P10">timed_action ::= </text:p>
      <text:p text:style-name="P17"><text:span text:style-name="T2"><text:s text:c="2"/></text:span><text:span text:style-name="T11">computation</text:span><text:span text:style-name="T2"> </text:span><text:span text:style-name="T11">(</text:span><text:span text:style-name="T2"> behavior_time [ </text:span><text:span text:style-name="T11">..</text:span><text:span text:style-name="T2"> behavior_time ] </text:span><text:span text:style-name="T11">)</text:span></text:p>
      <text:p text:style-name="P17"><text:span text:style-name="T13"><text:s text:c="4"/></text:span><text:span text:style-name="T33">[ </text:span><text:span text:style-name="T12">in binding (</text:span><text:span text:style-name="T33"> </text:span><text:span text:style-name="T43">processor_</text:span><text:span text:style-name="T33">unique_component_classier_reference</text:span></text:p>
      <text:p text:style-name="P10"><text:span text:style-name="T38"><text:s text:c="6"/>{ </text:span><text:span text:style-name="T17">, </text:span><text:span text:style-name="T44">processor_</text:span><text:span text:style-name="T38">unique_com</text:span><text:span text:style-name="T39">p</text:span><text:span text:style-name="T38">onent_classifier_reference }* </text:span><text:span text:style-name="T17">) </text:span><text:span text:style-name="T38">] </text:span></text:p>
      <text:p text:style-name="P1"/>
      <text:p text:style-name="P5"><text:soft-page-break/>subprogram_parameter_list ::=</text:p>
      <text:p text:style-name="Standard"><text:span text:style-name="T2"><text:s text:c="2"/>parameter_label { </text:span><text:span text:style-name="T11">,</text:span><text:span text:style-name="T2"> parameter_label }*</text:span></text:p>
      <text:p text:style-name="P1"/>
      <text:p text:style-name="P5"/>
      <text:p text:style-name="P5">parameter_label ::=</text:p>
      <text:p text:style-name="Standard"><text:span text:style-name="T2"><text:s text:c="2"/></text:span><text:span text:style-name="T20">in_</text:span><text:span text:style-name="T2">subprogram_parameter | </text:span><text:span text:style-name="T20">out_</text:span><text:span text:style-name="T2">subprogram_parameter</text:span></text:p>
      <text:p text:style-name="P1"/>
      <text:p text:style-name="P7">data_component_reference ::=</text:p>
      <text:p text:style-name="P14"><text:span text:style-name="T2"><text:s text:c="2"/></text:span><text:span text:style-name="T20">data_subcomponent_</text:span><text:span text:style-name="T2">name { </text:span><text:span text:style-name="T11">.</text:span><text:span text:style-name="T2"> data_</text:span><text:span text:style-name="T4">field</text:span><text:span text:style-name="T2"> }*</text:span></text:p>
      <text:p text:style-name="P15"><text:span text:style-name="T2">| </text:span><text:span text:style-name="T20">data_access_feature_</text:span><text:span text:style-name="T2">name { </text:span><text:span text:style-name="T11">.</text:span><text:span text:style-name="T2"> data_</text:span><text:span text:style-name="T5">field</text:span><text:span text:style-name="T2"> }*</text:span></text:p>
      <text:p text:style-name="P15"><text:span text:style-name="T2">| </text:span><text:span text:style-name="T20">local_variable_</text:span><text:span text:style-name="T35">name</text:span><text:span text:style-name="T2"> { </text:span><text:span text:style-name="T10">.</text:span><text:span text:style-name="T2"> data_</text:span><text:span text:style-name="T5">field</text:span><text:span text:style-name="T2"> }* <text:line-break/>| </text:span><text:span text:style-name="T20">data_access_feature_prototype</text:span><text:span text:style-name="T19">_</text:span><text:span text:style-name="T2">name { </text:span><text:span text:style-name="T11">.</text:span><text:span text:style-name="T2"> data_</text:span><text:span text:style-name="T5">field</text:span><text:span text:style-name="T2"> }*</text:span></text:p>
      <text:p text:style-name="P6"/>
      <text:p text:style-name="P8"><text:span text:style-name="T29">data_</text:span><text:span text:style-name="T37">field</text:span><text:span text:style-name="T29"> ::=</text:span></text:p>
      <text:p text:style-name="P14"><text:span text:style-name="T31"><text:s text:c="2"/></text:span><text:span text:style-name="T20">data_subcomponent_</text:span><text:span text:style-name="T2">name</text:span></text:p>
      <text:p text:style-name="P14"><text:span text:style-name="T2">| </text:span><text:span text:style-name="T20">data_access_</text:span><text:span text:style-name="T22">feature</text:span><text:span text:style-name="T20">_</text:span><text:span text:style-name="T2">name</text:span></text:p>
      <text:p text:style-name="P14"><text:span text:style-name="T2">| </text:span><text:span text:style-name="T20">data_access_</text:span><text:span text:style-name="T22">feature_</text:span><text:span text:style-name="T20">prototype</text:span><text:span text:style-name="T19">_</text:span><text:span text:style-name="T2">name</text:span></text:p>
      <text:p text:style-name="P5"/>
      <text:p text:style-name="P7">subprogram_parameter ::=</text:p>
      <text:p text:style-name="P15"><text:span text:style-name="T20"><text:s text:c="2"/>subprogram_parameter_</text:span><text:span text:style-name="T2">name {</text:span><text:span text:style-name="T11">.</text:span><text:span text:style-name="T2"> data_</text:span><text:span text:style-name="T5">field</text:span><text:span text:style-name="T2"> }*</text:span></text:p>
      <text:p text:style-name="P5"/>
      <text:p text:style-name="P5">name ::= </text:p>
      <text:p text:style-name="P14"><text:span text:style-name="T31"><text:s text:c="2"/>{ </text:span><text:span text:style-name="T20">thread_group_</text:span><text:span text:style-name="T31">identifier </text:span><text:span text:style-name="T11">.</text:span><text:span text:style-name="T31"> }*</text:span></text:p>
      <text:p text:style-name="P12"><text:s text:c="2"/>{</text:p>
      <text:p text:style-name="P14"><text:span text:style-name="T31"><text:s text:c="4"/>[</text:span><text:span text:style-name="T30"> </text:span><text:span text:style-name="T25">subprogram_group_access_</text:span><text:span text:style-name="T30">identifier </text:span><text:span text:style-name="T15">.</text:span><text:span text:style-name="T36"> </text:span><text:span text:style-name="T30">]</text:span></text:p>
      <text:p text:style-name="P14"><text:span text:style-name="T31"><text:s text:c="4"/>[</text:span><text:span text:style-name="T30"> </text:span><text:span text:style-name="T25">subprogram_group_</text:span><text:span text:style-name="T30">identifier</text:span><text:span text:style-name="T15">.</text:span><text:span text:style-name="T36"> </text:span><text:span text:style-name="T30">]</text:span></text:p>
      <text:p text:style-name="P14"><text:span text:style-name="T31"><text:s text:c="4"/>[ </text:span><text:span text:style-name="T20">feature_group_</text:span><text:span text:style-name="T31">identifier </text:span><text:span text:style-name="T11">.</text:span><text:span text:style-name="T32"> </text:span><text:span text:style-name="T31">]</text:span></text:p>
      <text:p text:style-name="P12"><text:s text:c="2"/>}*</text:p>
      <text:p text:style-name="P12"><text:s text:c="2"/>identifier { array_index }*</text:p>
      <text:p text:style-name="P5"/>
      <text:p text:style-name="P5">array_index ::=</text:p>
      <text:p text:style-name="Standard"><text:span text:style-name="T2"><text:s text:c="2"/></text:span><text:span text:style-name="T11">[</text:span><text:span text:style-name="T2"> </text:span><text:span text:style-name="T20">integer_</text:span><text:span text:style-name="T2">value </text:span><text:span text:style-name="T11">]</text:span></text:p>
      <text:p text:style-name="P1"/>
      <text:p text:style-name="P5"/>
      <text:p text:style-name="P5">value ::=</text:p>
      <text:p text:style-name="P5"><text:soft-page-break/><text:s text:c="2"/>value_variable</text:p>
      <text:p text:style-name="P5">| value_constant</text:p>
      <text:p text:style-name="Standard"><text:span text:style-name="T2">| </text:span><text:span text:style-name="T11">(</text:span><text:span text:style-name="T2"> value_expression </text:span><text:span text:style-name="T11">)</text:span></text:p>
      <text:p text:style-name="P1"/>
      <text:p text:style-name="P5">value_variable ::=</text:p>
      <text:p text:style-name="Standard"><text:span text:style-name="T2"><text:s text:c="2"/></text:span><text:span text:style-name="T20">incoming_port_</text:span><text:span text:style-name="T2">name</text:span></text:p>
      <text:p text:style-name="Standard"><text:span text:style-name="T2">| </text:span><text:span text:style-name="T20">incoming_port_</text:span><text:span text:style-name="T2">name </text:span><text:span text:style-name="T11">?</text:span></text:p>
      <text:p text:style-name="P14"><text:span text:style-name="T2">| </text:span><text:span text:style-name="T20">incoming_</text:span><text:span text:style-name="T31">subprogram_parameter</text:span></text:p>
      <text:p text:style-name="Standard"><text:span text:style-name="T3">| </text:span><text:span text:style-name="T24">incoming_port_prototype_</text:span><text:span text:style-name="T3">name</text:span></text:p>
      <text:p text:style-name="Standard"><text:span text:style-name="T2">| </text:span><text:span text:style-name="T31">data_</text:span><text:span text:style-name="T2">component_reference</text:span></text:p>
      <text:p text:style-name="Standard"><text:span text:style-name="T2">| </text:span><text:span text:style-name="T20">port_</text:span><text:span text:style-name="T2">name </text:span><text:span text:style-name="T11">’ count</text:span></text:p>
      <text:p text:style-name="Standard"><text:span text:style-name="T2">| </text:span><text:span text:style-name="T20">port_</text:span><text:span text:style-name="T2">name </text:span><text:span text:style-name="T10">’ </text:span><text:span text:style-name="T11">fresh</text:span></text:p>
      <text:p text:style-name="P1"/>
      <text:p text:style-name="P5">value_constant ::= </text:p>
      <text:p text:style-name="P5"><text:s text:c="2"/>boolean_literal</text:p>
      <text:p text:style-name="P5">| numeric_literal </text:p>
      <text:p text:style-name="P5">| string_literal</text:p>
      <text:p text:style-name="P5">| property_constant</text:p>
      <text:p text:style-name="P5">| property_<text:span text:style-name="T48">reference</text:span></text:p>
      <text:p text:style-name="P1"/>
      <text:p text:style-name="P5">value_expression ::=</text:p>
      <text:p text:style-name="P5"><text:s text:c="2"/>relation { logical_operator relation}* </text:p>
      <text:p text:style-name="P1"/>
      <text:p text:style-name="P5">relation ::=</text:p>
      <text:p text:style-name="P5"><text:s text:c="3"/>simple_expression [ relational_operator simple_expression ]</text:p>
      <text:p text:style-name="P1"/>
      <text:p text:style-name="P5">simple_expression ::= </text:p>
      <text:p text:style-name="P5"><text:s text:c="2"/>[ unary_adding_operator ] term { binary_adding_operator term }*</text:p>
      <text:p text:style-name="P1"/>
      <text:p text:style-name="P5">term ::= </text:p>
      <text:p text:style-name="P5"><text:s text:c="2"/>factor { multiplying_operator factor }*</text:p>
      <text:p text:style-name="P1"/>
      <text:p text:style-name="P5">factor ::= </text:p>
      <text:p text:style-name="P5"><text:s text:c="2"/>value [ binary_numeric_operator value ] </text:p>
      <text:p text:style-name="P5">| unary_numeric_operator value </text:p>
      <text:p text:style-name="P5"><text:soft-page-break/>| unary_boolean_operator value</text:p>
      <text:p text:style-name="P1"/>
      <text:p text:style-name="P5">logical_operator ::= </text:p>
      <text:p text:style-name="Standard"><text:span text:style-name="T2"><text:s text:c="2"/></text:span><text:span text:style-name="T11">and</text:span><text:span text:style-name="T2"> | </text:span><text:span text:style-name="T11">or</text:span><text:span text:style-name="T2"> | </text:span><text:span text:style-name="T11">xor</text:span><text:span text:style-name="T2"> </text:span></text:p>
      <text:p text:style-name="P5">relational_operator ::= </text:p>
      <text:p text:style-name="Standard"><text:span text:style-name="T2"><text:s text:c="2"/></text:span><text:span text:style-name="T11">=</text:span><text:span text:style-name="T2"> | </text:span><text:span text:style-name="T11">!=</text:span><text:span text:style-name="T2"> | </text:span><text:span text:style-name="T11">&lt;</text:span><text:span text:style-name="T2"> | </text:span><text:span text:style-name="T11">&lt;=</text:span><text:span text:style-name="T2"> | </text:span><text:span text:style-name="T11">&gt;</text:span><text:span text:style-name="T2"> | </text:span><text:span text:style-name="T11">&gt;=</text:span></text:p>
      <text:p text:style-name="P1"/>
      <text:p text:style-name="P5">binary_adding_operator ::= </text:p>
      <text:p text:style-name="Standard"><text:span text:style-name="T2"><text:s text:c="2"/></text:span><text:span text:style-name="T11">+</text:span><text:span text:style-name="T2"> | </text:span><text:span text:style-name="T11">-</text:span><text:span text:style-name="T2"> </text:span></text:p>
      <text:p text:style-name="P1"/>
      <text:p text:style-name="P5">unary_adding_operator ::= <text:s/></text:p>
      <text:p text:style-name="Standard"><text:span text:style-name="T2"><text:s text:c="2"/></text:span><text:span text:style-name="T11">+</text:span><text:span text:style-name="T2"> | </text:span><text:span text:style-name="T11">-</text:span></text:p>
      <text:p text:style-name="P1"/>
      <text:p text:style-name="P5">multiplying_operator ::= <text:s/></text:p>
      <text:p text:style-name="Standard"><text:span text:style-name="T2"><text:s text:c="2"/></text:span><text:span text:style-name="T11">*</text:span><text:span text:style-name="T2"> | </text:span><text:span text:style-name="T11">/</text:span><text:span text:style-name="T2"> | </text:span><text:span text:style-name="T11">mod</text:span><text:span text:style-name="T2"> | </text:span><text:span text:style-name="T11">rem</text:span></text:p>
      <text:p text:style-name="P1"/>
      <text:p text:style-name="P5">binary_numeric_operator ::= </text:p>
      <text:p text:style-name="Standard"><text:span text:style-name="T2"><text:s text:c="2"/></text:span><text:span text:style-name="T11">**</text:span></text:p>
      <text:p text:style-name="P1"/>
      <text:p text:style-name="P5">unary_numeric_operator ::= </text:p>
      <text:p text:style-name="Standard"><text:span text:style-name="T2"><text:s text:c="2"/></text:span><text:span text:style-name="T11">abs</text:span></text:p>
      <text:p text:style-name="P1"/>
      <text:p text:style-name="P5">unary_boolean_operator ::= </text:p>
      <text:p text:style-name="Standard"><text:span text:style-name="T2"><text:s text:c="2"/></text:span><text:span text:style-name="T11">not</text:span></text:p>
      <text:p text:style-name="P1"/>
      <text:p text:style-name="P5">boolean_literal ::= </text:p>
      <text:p text:style-name="Standard"><text:span text:style-name="T2"><text:s text:c="2"/></text:span><text:span text:style-name="T11">true</text:span><text:span text:style-name="T2"> | </text:span><text:span text:style-name="T11">false</text:span></text:p>
      <text:p text:style-name="P1"/>
      <text:p text:style-name="P5">integer_range ::= </text:p>
      <text:p text:style-name="Standard"><text:span text:style-name="T2"><text:s text:c="2"/>integer_value </text:span><text:span text:style-name="T11">..</text:span><text:span text:style-name="T2"> integer_value</text:span></text:p>
      <text:p text:style-name="P1"/>
      <text:p text:style-name="P5">integer_value ::= </text:p>
      <text:p text:style-name="Standard"><text:span text:style-name="T2"><text:s text:c="2"/></text:span><text:span text:style-name="T20">integer_</text:span><text:span text:style-name="T2">value_variable </text:span></text:p>
      <text:p text:style-name="Standard"><text:span text:style-name="T2">| </text:span><text:span text:style-name="T20">integer_</text:span><text:span text:style-name="T2">value_constant </text:span></text:p>
      <text:p text:style-name="P1"/>
      <text:p text:style-name="P5">behavior_time ::= </text:p>
      <text:p text:style-name="Standard"><text:soft-page-break/><text:span text:style-name="T2"><text:s text:c="2"/>integer_value </text:span><text:span text:style-name="T20">unit_</text:span><text:span text:style-name="T2">identifier</text:span></text:p>
      <text:p text:style-name="P1"/>
      <text:p text:style-name="P11">property_constant ::=</text:p>
      <text:p text:style-name="P19"><text:span text:style-name="T2"><text:s text:c="2"/></text:span><text:span text:style-name="T14">#</text:span><text:span text:style-name="T6"> </text:span><text:span text:style-name="T2">[ </text:span><text:span text:style-name="T20">property_set_</text:span><text:span text:style-name="T2">identifier </text:span><text:span text:style-name="T11">::</text:span><text:span text:style-name="T2"> ] </text:span><text:span text:style-name="T20">property_constant_</text:span><text:span text:style-name="T2">identifier</text:span></text:p>
      <text:p text:style-name="P3"/>
      <text:p text:style-name="P9">property_reference ::=</text:p>
      <text:p text:style-name="P9"><text:s text:c="2"/><text:span text:style-name="T16">#</text:span><text:span text:style-name="T45"> </text:span>[ <text:span text:style-name="T26">property_set_</text:span>identifier <text:span text:style-name="T16">::</text:span> ] <text:span text:style-name="T26">property_value_</text:span><text:span text:style-name="T40">name { </text:span><text:span text:style-name="T18">.</text:span><text:span text:style-name="T40"> </text:span><text:span text:style-name="T27">field_</text:span><text:span text:style-name="T28">record</text:span><text:span text:style-name="T27">_</text:span><text:span text:style-name="T40">property_name }*</text:span></text:p>
      <text:p text:style-name="P16"><text:span text:style-name="T2">| </text:span><text:span text:style-name="T20">own_</text:span><text:span text:style-name="T2">component_element_</text:span><text:span text:style-name="T7">reference</text:span><text:span text:style-name="T2"> </text:span><text:span text:style-name="T11">#</text:span><text:span text:style-name="T2"> property_name { </text:span><text:span text:style-name="T11">.</text:span><text:span text:style-name="T2"> </text:span><text:span text:style-name="T20">field_</text:span><text:span text:style-name="T23">record</text:span><text:span text:style-name="T20">_</text:span><text:span text:style-name="T2">property_name }*</text:span></text:p>
      <text:p text:style-name="P16"><text:span text:style-name="T2">| unique_component_classifier_reference </text:span><text:span text:style-name="T11">#</text:span><text:span text:style-name="T2"> property_name { </text:span><text:span text:style-name="T11">.</text:span><text:span text:style-name="T2"> </text:span><text:span text:style-name="T20">field_</text:span><text:span text:style-name="T23">record</text:span><text:span text:style-name="T20">_</text:span><text:bookmark text:name="_GoBack"/><text:span text:style-name="T2">property_name }*</text:span></text:p>
      <text:p text:style-name="P9"/>
      <text:p text:style-name="P9">component_element_<text:span text:style-name="T46">reference</text:span> ::=</text:p>
      <text:p text:style-name="P16"><text:span text:style-name="T2"><text:s text:c="2"/></text:span><text:span text:style-name="T20">subcomponent_</text:span><text:span text:style-name="T2">name</text:span></text:p>
      <text:p text:style-name="P16"><text:span text:style-name="T2">| </text:span><text:span text:style-name="T20">local_variable_</text:span><text:span text:style-name="T47">name</text:span></text:p>
      <text:p text:style-name="P16"><text:span text:style-name="T2">| </text:span><text:span text:style-name="T20">binded_prototype_</text:span><text:span text:style-name="T2">name</text:span></text:p>
      <text:p text:style-name="P16"><text:span text:style-name="T2">| </text:span><text:span text:style-name="T20">feature_</text:span><text:span text:style-name="T2">name</text:span></text:p>
      <text:p text:style-name="P9"/>
      <text:p text:style-name="P9">property_name ::=</text:p>
      <text:p text:style-name="P16"><text:span text:style-name="T2"><text:s text:c="2"/></text:span><text:span text:style-name="T42">property_</text:span><text:span text:style-name="T8">identifier</text:span><text:span text:style-name="T2"> </text:span><text:span text:style-name="T9">[</text:span><text:span text:style-name="T2"> property_field </text:span><text:span text:style-name="T9">]</text:span></text:p>
      <text:p text:style-name="P9"/>
      <text:p text:style-name="P9">property_field ::=</text:p>
      <text:p text:style-name="P16"><text:span text:style-name="T2"><text:s text:c="2"/></text:span><text:span text:style-name="T11">[</text:span><text:span text:style-name="T2"> </text:span><text:span text:style-name="T20">integer_</text:span><text:span text:style-name="T2">value </text:span><text:span text:style-name="T11">]* </text:span><text:span text:style-name="T34">(enumeration and list properties supported only)</text:span></text:p>
      <text:p text:style-name="P16"><text:span text:style-name="T2">| </text:span><text:span text:style-name="T11">.</text:span><text:span text:style-name="T2"> </text:span><text:span text:style-name="T20">item_list_</text:span><text:span text:style-name="T2">identifier </text:span><text:span text:style-name="T34">(enumeration and list properties supported only)</text:span></text:p>
      <text:p text:style-name="P16"><text:span text:style-name="T2">| </text:span><text:span text:style-name="T11">.</text:span><text:span text:style-name="T2"> </text:span><text:span text:style-name="T11">upper_bound </text:span><text:span text:style-name="T34">(range properties supported only)</text:span></text:p>
      <text:p text:style-name="P16"><text:span text:style-name="T2">| </text:span><text:span text:style-name="T11">.</text:span><text:span text:style-name="T2"> </text:span><text:span text:style-name="T11">lower_bound </text:span><text:span text:style-name="T34">(range properties supported only)</text:span></text:p>
      <text:p text:style-name="P6"/>
      <text:p text:style-name="P5">numeric_literal ::= &lt;refer to [AS5506A 15.4]&gt;</text:p>
      <text:p text:style-name="P1"/>
      <text:p text:style-name="P5">string_literal ::= &lt;refer to [AS5506A 15.5]&gt;</text:p>
      <text:p text:style-name="P1"/>
      <text:p text:style-name="P5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05</meta:editing-cycles>
    <meta:print-date>2013-11-27T08:24:00</meta:print-date>
    <meta:creation-date>2013-09-24T16:09:00</meta:creation-date>
    <dc:date>2014-08-27T16:57:13.499091606</dc:date>
    <meta:editing-duration>PT2H21M28S</meta:editing-duration>
    <meta:generator>LibreOffice/4.1.3.2$Linux_X86_64 LibreOffice_project/410m0$Build-2</meta:generator>
    <meta:document-statistic meta:table-count="0" meta:image-count="0" meta:object-count="0" meta:page-count="8" meta:paragraph-count="215" meta:word-count="741" meta:character-count="6823" meta:non-whitespace-character-count="6056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